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Arial21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1" fo:font-size="8pt" style:font-name-asian="Arial21" style:font-size-asian="8pt" style:font-name-complex="Arial21" style:font-size-complex="8pt"/>
    </style:style>
    <style:style style:name="ce2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1" fo:font-size="8pt" style:font-name-asian="Arial21" style:font-size-asian="8pt" style:font-name-complex="Arial21" style:font-size-complex="8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1" fo:font-size="8pt" style:font-name-asian="Arial21" style:font-size-asian="8pt" style:font-name-complex="Arial21" style:font-size-complex="8pt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1" fo:font-size="8pt" style:font-name-asian="Arial21" style:font-size-asian="8pt" style:font-name-complex="Arial21" style:font-size-complex="8pt"/>
    </style:style>
    <style:style style:name="ce45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2" style:family="table-cell" style:parent-style-name="Default" style:data-style-name="N0">
      <style:table-cell-properties fo:background-color="#ffffff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1" fo:font-size="10pt" style:font-name-asian="Arial21" style:font-size-asian="10pt" style:font-name-complex="Arial21" style:font-size-complex="10pt"/>
    </style:style>
    <style:style style:name="ce7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style:font-name-asian="Arial21" style:font-size-asian="10pt" style:font-name-complex="Arial21" style:font-size-complex="10pt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2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2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7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1" fo:font-size="10pt" style:font-name-asian="Arial21" style:font-size-asian="10pt" style:font-name-complex="Arial21" style:font-size-complex="10pt"/>
    </style:style>
    <style:style style:name="ce3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1" fo:font-size="10pt" style:font-name-asian="Arial21" style:font-size-asian="10pt" style:font-name-complex="Arial21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7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4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9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1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9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1" fo:font-size="10pt" style:font-name-asian="Arial21" style:font-size-asian="10pt" style:font-name-complex="Arial21" style:font-size-complex="10pt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1" fo:font-size="10pt" style:font-name-asian="Arial21" style:font-size-asian="10pt" style:font-name-complex="Arial21" style:font-size-complex="10pt"/>
    </style:style>
    <style:style style:name="ce7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06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cm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8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3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5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62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16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7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none" fo:padding-bottom="0.035cm" fo:padding-left="0.035cm" fo:padding-right="0cm" fo:padding-top="0.035cm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fo:font-weight="normal" style:font-name-asian="Arial21" style:font-size-asian="10pt" style:font-weight-asian="normal" style:font-name-complex="Arial21" style:font-size-complex="10pt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8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3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6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1" fo:font-size="10pt" style:text-underline-style="solid" style:text-underline-width="auto" style:text-underline-color="font-color" fo:font-weight="bold" style:font-name-asian="Arial21" style:font-size-asian="10pt" style:font-weight-asian="bold" style:font-name-complex="Arial21" style:font-size-complex="10pt" style:font-weight-complex="bold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76" style:family="table-cell" style:parent-style-name="Default" style:data-style-name="N116">
      <style:table-cell-properties fo:background-color="#ffffff"/>
      <style:text-properties fo:color="#ff0000"/>
    </style:style>
    <style:style style:name="ce77" style:family="table-cell" style:parent-style-name="Default" style:data-style-name="N0">
      <style:table-cell-properties fo:background-color="#ffffff"/>
      <style:text-properties fo:color="#ff0000"/>
    </style:style>
    <style:style style:name="ce48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115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26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1" fo:font-size="10pt" style:font-name-asian="Arial21" style:font-size-asian="10pt" style:font-name-complex="Arial21" style:font-size-complex="10pt"/>
    </style:style>
    <style:style style:name="ce35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6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1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2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3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4" style:family="table-cell" style:parent-style-name="Excel_20_Built-in_20_Comma" style:data-style-name="N122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145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1" fo:font-size="10pt" fo:font-weight="bold" style:font-name-asian="Arial21" style:font-size-asian="10pt" style:font-weight-asian="bold" style:font-name-complex="Arial21" style:font-size-complex="10pt" style:font-weight-complex="bold"/>
    </style:style>
    <style:style style:name="ce70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72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5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4" table:default-cell-style-name="ce52"/>
        <table:table-column table:style-name="co5" table:default-cell-style-name="ce52"/>
        <table:table-column table:style-name="co6" table:default-cell-style-name="ce52"/>
        <table:table-column table:style-name="co7" table:number-columns-repeated="2" table:default-cell-style-name="ce52"/>
        <table:table-column table:style-name="co8" table:number-columns-repeated="1009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9" table:default-cell-style-name="ce52"/>
        <table:table-row table:style-name="ro1">
          <table:table-cell table:style-name="ce1" office:value-type="string" calcext:value-type="string">
            <text:p>Cliente:</text:p>
          </table:table-cell>
          <table:table-cell table:style-name="ce79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6"/>
          <table:table-cell table:style-name="ce3" office:value-type="string" calcext:value-type="string">
            <text:p>P/T:</text:p>
          </table:table-cell>
          <table:table-cell table:style-name="ce4" office:value-type="float" office:value="7201" calcext:value-type="float" table:number-columns-spanned="2" table:number-rows-spanned="1">
            <text:p>7201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Sección:</text:p>
          </table:table-cell>
          <table:table-cell table:style-name="ce7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"/>
          <table:table-cell table:style-name="ce3" office:value-type="string" calcext:value-type="string">
            <text:p>Preparado por:</text:p>
          </table:table-cell>
          <table:table-cell table:style-name="ce7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Área:</text:p>
          </table:table-cell>
          <table:table-cell table:style-name="ce79" office:value-type="string" calcext:value-type="string" table:number-columns-spanned="7" table:number-rows-spanned="1">
            <text:p>Costo de Venta y Producción</text:p>
          </table:table-cell>
          <table:covered-table-cell table:number-columns-repeated="6" table:style-name="ce6"/>
          <table:table-cell table:style-name="ce3" office:value-type="string" calcext:value-type="string">
            <text:p>Fecha:</text:p>
          </table:table-cell>
          <table:table-cell table:style-name="ce8" office:value-type="string" calcext:value-type="string" table:number-columns-spanned="2" table:number-rows-spanned="1">
            <text:p>15/01/2022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Prueba:</text:p>
          </table:table-cell>
          <table:table-cell table:style-name="ce7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"/>
          <table:table-cell table:style-name="ce3" office:value-type="string" calcext:value-type="string">
            <text:p>Revisado por:</text:p>
          </table:table-cell>
          <table:table-cell table:style-name="ce9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Con corte al:</text:p>
          </table:table-cell>
          <table:table-cell table:style-name="ce7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"/>
          <table:table-cell table:style-name="ce3" office:value-type="string" calcext:value-type="string">
            <text:p>Fecha:</text:p>
          </table:table-cell>
          <table:table-cell table:style-name="ce9" table:number-columns-spanned="2" table:number-rows-spanned="1"/>
          <table:covered-table-cell table:style-name="ce6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3"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2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14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5" office:value-type="string" calcext:value-type="string">
            <text:p>Saldos auditados al</text:p>
          </table:table-cell>
          <table:table-cell table:style-name="ce11" office:value-type="string" calcext:value-type="string" table:number-columns-spanned="1" table:number-rows-spanned="2">
            <text:p>Código</text:p>
          </table:table-cell>
          <table:table-cell table:style-name="ce12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5" table:number-columns-repeated="50"/>
          <table:table-cell table:style-name="ce17" table:number-columns-repeated="963"/>
        </table:table-row>
        <table:table-row table:style-name="ro2">
          <table:covered-table-cell table:number-columns-repeated="3" table:style-name="ce6"/>
          <table:table-cell table:style-name="ce18" office:value-type="date" office:date-value="2021-09-30" calcext:value-type="date">
            <text:p>30-sep-21</text:p>
          </table:table-cell>
          <table:table-cell table:style-name="ce18" office:value-type="string" calcext:value-type="string">
            <text:p>Débitos</text:p>
          </table:table-cell>
          <table:table-cell table:style-name="ce18" office:value-type="string" calcext:value-type="string">
            <text:p>Créditos</text:p>
          </table:table-cell>
          <table:table-cell table:style-name="ce18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8" office:value-type="date" office:date-value="2020-12-31" calcext:value-type="date">
            <text:p>31-dic-20</text:p>
          </table:table-cell>
          <table:covered-table-cell table:style-name="ce6"/>
          <table:table-cell table:style-name="ce5" table:number-columns-repeated="50"/>
          <table:table-cell table:style-name="ce17" table:number-columns-repeated="963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31"/>
          <table:table-cell table:style-name="ce81"/>
          <table:table-cell table:style-name="ce31"/>
          <table:table-cell table:style-name="ce22"/>
          <table:table-cell table:style-name="ce19"/>
          <table:table-cell table:style-name="ce20"/>
          <table:table-cell table:style-name="ce23"/>
          <table:table-cell table:style-name="ce141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de Cuentas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22"/>
          <table:table-cell table:style-name="ce25"/>
          <table:table-cell table:style-name="ce21" office:value-type="string" calcext:value-type="string">
            <text:p>Costo de Personal de Cuentas</text:p>
          </table:table-cell>
          <table:table-cell table:style-name="ce26"/>
          <table:table-cell table:style-name="ce142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32400" calcext:value-type="float">
            <text:p>32,400</text:p>
          </table:table-cell>
          <table:table-cell table:style-name="ce81" office:value-type="float" office:value="12000" calcext:value-type="float">
            <text:p>12,000</text:p>
          </table:table-cell>
          <table:table-cell table:style-name="ce31" office:value-type="float" office:value="6000" calcext:value-type="float">
            <text:p>6,000</text:p>
          </table:table-cell>
          <table:table-cell table:style-name="ce34" table:formula="of:=[.D11]+[.E11]-[.F11]" office:value-type="float" office:value="38400" calcext:value-type="float">
            <text:p>38,400</text:p>
          </table:table-cell>
          <table:table-cell table:style-name="ce25" office:value-type="string" calcext:value-type="string">
            <text:p>5.1.1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43341.76" calcext:value-type="float">
            <text:p>43,342</text:p>
          </table:table-cell>
          <table:table-cell table:style-name="ce143" table:formula="of:=+[.G11]-[.J11]" office:value-type="float" office:value="-4941.76" calcext:value-type="float">
            <text:p>(4,94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3918.6" calcext:value-type="float">
            <text:p>3,919</text:p>
          </table:table-cell>
          <table:table-cell table:style-name="ce81" office:value-type="float" office:value="729" calcext:value-type="float">
            <text:p>729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2]+[.E12]-[.F12]" office:value-type="float" office:value="4647.6" calcext:value-type="float">
            <text:p>4,648</text:p>
          </table:table-cell>
          <table:table-cell table:style-name="ce25" office:value-type="string" calcext:value-type="string">
            <text:p>5.1.1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6364.37" calcext:value-type="float">
            <text:p>6,364</text:p>
          </table:table-cell>
          <table:table-cell table:style-name="ce143" table:formula="of:=+[.G12]-[.J12]" office:value-type="float" office:value="-1716.77" calcext:value-type="float">
            <text:p>(1,71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2700.03" calcext:value-type="float">
            <text:p>2,700</text:p>
          </table:table-cell>
          <table:table-cell table:style-name="ce81" office:value-type="float" office:value="500.01" calcext:value-type="float">
            <text:p>500</text:p>
          </table:table-cell>
          <table:table-cell table:style-name="ce31" office:value-type="float" office:value="864.39" calcext:value-type="float">
            <text:p>864</text:p>
          </table:table-cell>
          <table:table-cell table:style-name="ce34" table:formula="of:=[.D13]+[.E13]-[.F13]" office:value-type="float" office:value="2335.65" calcext:value-type="float">
            <text:p>2,336</text:p>
          </table:table-cell>
          <table:table-cell table:style-name="ce25" office:value-type="string" calcext:value-type="string">
            <text:p>5.1.1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4365.11" calcext:value-type="float">
            <text:p>4,365</text:p>
          </table:table-cell>
          <table:table-cell table:style-name="ce143" table:formula="of:=+[.G13]-[.J13]" office:value-type="float" office:value="-2029.46" calcext:value-type="float">
            <text:p>(2,02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66.61" calcext:value-type="float">
            <text:p>567</text:p>
          </table:table-cell>
          <table:table-cell table:style-name="ce81" office:value-type="float" office:value="99.99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4]+[.E14]-[.F14]" office:value-type="float" office:value="666.6" calcext:value-type="float">
            <text:p>667</text:p>
          </table:table-cell>
          <table:table-cell table:style-name="ce25" office:value-type="string" calcext:value-type="string">
            <text:p>5.1.1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1139.89" calcext:value-type="float">
            <text:p>1,140</text:p>
          </table:table-cell>
          <table:table-cell table:style-name="ce143" table:formula="of:=+[.G14]-[.J14]" office:value-type="float" office:value="-473.29" calcext:value-type="float">
            <text:p>(47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2065.26" calcext:value-type="float">
            <text:p>2,065</text:p>
          </table:table-cell>
          <table:table-cell table:style-name="ce81" office:value-type="float" office:value="433.32" calcext:value-type="float">
            <text:p>433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5]+[.E15]-[.F15]" office:value-type="float" office:value="2498.58" calcext:value-type="float">
            <text:p>2,499</text:p>
          </table:table-cell>
          <table:table-cell table:style-name="ce25" office:value-type="string" calcext:value-type="string">
            <text:p>5.1.1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891.19" calcext:value-type="float">
            <text:p>891</text:p>
          </table:table-cell>
          <table:table-cell table:style-name="ce143" table:formula="of:=+[.G15]-[.J15]" office:value-type="float" office:value="1607.39" calcext:value-type="float">
            <text:p>1,607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2699.61" calcext:value-type="float">
            <text:p>2,700</text:p>
          </table:table-cell>
          <table:table-cell table:style-name="ce81" office:value-type="float" office:value="499.94" calcext:value-type="float">
            <text:p>5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6]+[.E16]-[.F16]" office:value-type="float" office:value="3199.55" calcext:value-type="float">
            <text:p>3,200</text:p>
          </table:table-cell>
          <table:table-cell table:style-name="ce25" office:value-type="string" calcext:value-type="string">
            <text:p>5.1.1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4252.9" calcext:value-type="float">
            <text:p>4,253</text:p>
          </table:table-cell>
          <table:table-cell table:style-name="ce143" table:formula="of:=+[.G16]-[.J16]" office:value-type="float" office:value="-1053.35" calcext:value-type="float">
            <text:p>(1,05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1"/>
          <table:table-cell table:style-name="ce31" office:value-type="float" office:value="-8100" calcext:value-type="float">
            <text:p>-8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4" table:formula="of:=[.D17]+[.E17]-[.F17]" office:value-type="float" office:value="-9600" calcext:value-type="float">
            <text:p>-9,600</text:p>
          </table:table-cell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17]-[.J17]" office:value-type="float" office:value="-9600" calcext:value-type="float">
            <text:p>(9,6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8</text:p>
          </table:table-cell>
          <table:table-cell table:style-name="ce74" office:value-type="string" calcext:value-type="string">
            <text:p>Movilización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8]+[.E18]-[.F18]" office:value-type="float" office:value="0" calcext:value-type="float">
            <text:p>0</text:p>
          </table:table-cell>
          <table:table-cell table:style-name="ce25" office:value-type="string" calcext:value-type="string">
            <text:p>5.1.1.8</text:p>
          </table:table-cell>
          <table:table-cell table:style-name="ce74" office:value-type="string" calcext:value-type="string">
            <text:p>Movilización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18]-[.J18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1</text:p>
          </table:table-cell>
          <table:table-cell table:style-name="ce74" office:value-type="string" calcext:value-type="string">
            <text:p>Primas de seguros</text:p>
          </table:table-cell>
          <table:table-cell table:style-name="ce21"/>
          <table:table-cell table:style-name="ce31" office:value-type="float" office:value="2999.88" calcext:value-type="float">
            <text:p>3,000</text:p>
          </table:table-cell>
          <table:table-cell table:style-name="ce81" office:value-type="float" office:value="1025.13" calcext:value-type="float">
            <text:p>1,02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19]+[.E19]-[.F19]" office:value-type="float" office:value="4025.01" calcext:value-type="float">
            <text:p>4,025</text:p>
          </table:table-cell>
          <table:table-cell table:style-name="ce25" office:value-type="string" calcext:value-type="string">
            <text:p>5.1.1.11</text:p>
          </table:table-cell>
          <table:table-cell table:style-name="ce74" office:value-type="string" calcext:value-type="string">
            <text:p>Primas de seguros</text:p>
          </table:table-cell>
          <table:table-cell table:style-name="ce26" office:value-type="float" office:value="3753.27" calcext:value-type="float">
            <text:p>3,753</text:p>
          </table:table-cell>
          <table:table-cell table:style-name="ce143" table:formula="of:=+[.G19]-[.J19]" office:value-type="float" office:value="271.74" calcext:value-type="float">
            <text:p>272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7300" calcext:value-type="float">
            <text:p>7,300</text:p>
          </table:table-cell>
          <table:table-cell table:style-name="ce81" office:value-type="float" office:value="1500.07" calcext:value-type="float">
            <text:p>1,5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0]+[.E20]-[.F20]" office:value-type="float" office:value="8800.07" calcext:value-type="float">
            <text:p>8,800</text:p>
          </table:table-cell>
          <table:table-cell table:style-name="ce25" office:value-type="string" calcext:value-type="string">
            <text:p>5.1.1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15421.75" calcext:value-type="float">
            <text:p>15,422</text:p>
          </table:table-cell>
          <table:table-cell table:style-name="ce143" table:formula="of:=+[.G20]-[.J20]" office:value-type="float" office:value="-6621.68" calcext:value-type="float">
            <text:p>(6,62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1"/>
          <table:table-cell table:style-name="ce31" office:value-type="float" office:value="9900" calcext:value-type="float">
            <text:p>9,9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1]+[.E21]-[.F21]" office:value-type="float" office:value="9900" calcext:value-type="float">
            <text:p>9,900</text:p>
          </table:table-cell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21]-[.J21]" office:value-type="float" office:value="9900" calcext:value-type="float">
            <text:p>9,9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19</text:p>
          </table:table-cell>
          <table:table-cell table:style-name="ce74" office:value-type="string" calcext:value-type="string">
            <text:p>Capacitacione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2]+[.E22]-[.F22]" office:value-type="float" office:value="0" calcext:value-type="float">
            <text:p>0</text:p>
          </table:table-cell>
          <table:table-cell table:style-name="ce25" office:value-type="string" calcext:value-type="string">
            <text:p>5.1.1.19</text:p>
          </table:table-cell>
          <table:table-cell table:style-name="ce74" office:value-type="string" calcext:value-type="string">
            <text:p>Capacit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22]-[.J22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 table:formula="of:=+[.G23]-[.J2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de Diseñ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Personal de Diseño</text:p>
          </table:table-cell>
          <table:table-cell table:style-name="ce26"/>
          <table:table-cell table:style-name="ce143" table:formula="of:=+[.G24]-[.J2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13196.67" calcext:value-type="float">
            <text:p>13,197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5]+[.E25]-[.F25]" office:value-type="float" office:value="13196.67" calcext:value-type="float">
            <text:p>13,197</text:p>
          </table:table-cell>
          <table:table-cell table:style-name="ce25" office:value-type="string" calcext:value-type="string">
            <text:p>5.1.2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21077.9" calcext:value-type="float">
            <text:p>21,078</text:p>
          </table:table-cell>
          <table:table-cell table:style-name="ce143" table:formula="of:=+[.G25]-[.J25]" office:value-type="float" office:value="-7881.23" calcext:value-type="float">
            <text:p>(7,88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1614.34" calcext:value-type="float">
            <text:p>1,614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6]+[.E26]-[.F26]" office:value-type="float" office:value="1614.34" calcext:value-type="float">
            <text:p>1,614</text:p>
          </table:table-cell>
          <table:table-cell table:style-name="ce25" office:value-type="string" calcext:value-type="string">
            <text:p>5.1.2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3236.52" calcext:value-type="float">
            <text:p>3,237</text:p>
          </table:table-cell>
          <table:table-cell table:style-name="ce143" table:formula="of:=+[.G26]-[.J26]" office:value-type="float" office:value="-1622.18" calcext:value-type="float">
            <text:p>(1,62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1099.75" calcext:value-type="float">
            <text:p>1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7]+[.E27]-[.F27]" office:value-type="float" office:value="1099.75" calcext:value-type="float">
            <text:p>1,100</text:p>
          </table:table-cell>
          <table:table-cell table:style-name="ce25" office:value-type="string" calcext:value-type="string">
            <text:p>5.1.2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1758.38" calcext:value-type="float">
            <text:p>1,758</text:p>
          </table:table-cell>
          <table:table-cell table:style-name="ce143" table:formula="of:=+[.G27]-[.J27]" office:value-type="float" office:value="-658.63" calcext:value-type="float">
            <text:p>(65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47.81" calcext:value-type="float">
            <text:p>548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8]+[.E28]-[.F28]" office:value-type="float" office:value="547.81" calcext:value-type="float">
            <text:p>548</text:p>
          </table:table-cell>
          <table:table-cell table:style-name="ce25" office:value-type="string" calcext:value-type="string">
            <text:p>5.1.2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866.58" calcext:value-type="float">
            <text:p>867</text:p>
          </table:table-cell>
          <table:table-cell table:style-name="ce143" table:formula="of:=+[.G28]-[.J28]" office:value-type="float" office:value="-318.77" calcext:value-type="float">
            <text:p>(31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814.78" calcext:value-type="float">
            <text:p>815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29]+[.E29]-[.F29]" office:value-type="float" office:value="814.78" calcext:value-type="float">
            <text:p>815</text:p>
          </table:table-cell>
          <table:table-cell table:style-name="ce25" office:value-type="string" calcext:value-type="string">
            <text:p>5.1.2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1356.66" calcext:value-type="float">
            <text:p>1,357</text:p>
          </table:table-cell>
          <table:table-cell table:style-name="ce143" table:formula="of:=+[.G29]-[.J29]" office:value-type="float" office:value="-541.88" calcext:value-type="float">
            <text:p>(54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1099.54" calcext:value-type="float">
            <text:p>1,1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0]+[.E30]-[.F30]" office:value-type="float" office:value="1099.54" calcext:value-type="float">
            <text:p>1,100</text:p>
          </table:table-cell>
          <table:table-cell table:style-name="ce25" office:value-type="string" calcext:value-type="string">
            <text:p>5.1.2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2216.32" calcext:value-type="float">
            <text:p>2,216</text:p>
          </table:table-cell>
          <table:table-cell table:style-name="ce143" table:formula="of:=+[.G30]-[.J30]" office:value-type="float" office:value="-1116.78" calcext:value-type="float">
            <text:p>(1,11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1"/>
          <table:table-cell table:style-name="ce31" office:value-type="float" office:value="-3293.33" calcext:value-type="float">
            <text:p>-3,293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1]+[.E31]-[.F31]" office:value-type="float" office:value="-3293.33" calcext:value-type="float">
            <text:p>-3,293</text:p>
          </table:table-cell>
          <table:table-cell table:style-name="ce25" office:value-type="string" calcext:value-type="string">
            <text:p>5.1.1.7</text:p>
          </table:table-cell>
          <table:table-cell table:style-name="ce74" office:value-type="string" calcext:value-type="string">
            <text:p>Reducción de Jornada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31]-[.J31]" office:value-type="float" office:value="-3293.33" calcext:value-type="float">
            <text:p>(3,29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3852.79" calcext:value-type="float">
            <text:p>3,853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2]+[.E32]-[.F32]" office:value-type="float" office:value="3852.79" calcext:value-type="float">
            <text:p>3,853</text:p>
          </table:table-cell>
          <table:table-cell table:style-name="ce25" office:value-type="string" calcext:value-type="string">
            <text:p>5.1.2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11497.5" calcext:value-type="float">
            <text:p>11,498</text:p>
          </table:table-cell>
          <table:table-cell table:style-name="ce143" table:formula="of:=+[.G32]-[.J32]" office:value-type="float" office:value="-7644.71" calcext:value-type="float">
            <text:p>(7,645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1</text:p>
          </table:table-cell>
          <table:table-cell table:style-name="ce74" office:value-type="string" calcext:value-type="string">
            <text:p>Prima de Seguro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3]+[.E33]-[.F33]" office:value-type="float" office:value="0" calcext:value-type="float">
            <text:p>0</text:p>
          </table:table-cell>
          <table:table-cell table:style-name="ce25" office:value-type="string" calcext:value-type="string">
            <text:p>5.1.2.11</text:p>
          </table:table-cell>
          <table:table-cell table:style-name="ce74" office:value-type="string" calcext:value-type="string">
            <text:p>Prima de Seguro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33]-[.J3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2.13</text:p>
          </table:table-cell>
          <table:table-cell table:style-name="ce74" office:value-type="string" calcext:value-type="string">
            <text:p>Bonificaciones</text:p>
          </table:table-cell>
          <table:table-cell table:style-name="ce21"/>
          <table:table-cell table:style-name="ce31" office:value-type="float" office:value="11600" calcext:value-type="float">
            <text:p>11,60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4]+[.E34]-[.F34]" office:value-type="float" office:value="11600" calcext:value-type="float">
            <text:p>11,600</text:p>
          </table:table-cell>
          <table:table-cell table:style-name="ce25" office:value-type="string" calcext:value-type="string">
            <text:p>5.1.1.13</text:p>
          </table:table-cell>
          <table:table-cell table:style-name="ce74" office:value-type="string" calcext:value-type="string">
            <text:p>Bonificaciones</text:p>
          </table:table-cell>
          <table:table-cell table:style-name="ce26"/>
          <table:table-cell table:style-name="ce143" table:formula="of:=+[.G34]-[.J34]" office:value-type="float" office:value="11600" calcext:value-type="float">
            <text:p>11,6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 table:formula="of:=[.D35]+[.E35]-[.F35]" office:value-type="float" office:value="0" calcext:value-type="float">
            <text:p>0</text:p>
          </table:table-cell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Supervisión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 table:formula="of:=[.D36]+[.E36]-[.F36]" office:value-type="float" office:value="0" calcext:value-type="float">
            <text:p>0</text:p>
          </table:table-cell>
          <table:table-cell table:style-name="ce25"/>
          <table:table-cell table:style-name="ce21" office:value-type="string" calcext:value-type="string">
            <text:p>Costo de Personal Supervisión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1</text:p>
          </table:table-cell>
          <table:table-cell table:style-name="ce74" office:value-type="string" calcext:value-type="string">
            <text:p>Sueldos</text:p>
          </table:table-cell>
          <table:table-cell table:style-name="ce21"/>
          <table:table-cell table:style-name="ce31" office:value-type="float" office:value="7653.99" calcext:value-type="float">
            <text:p>7,654</text:p>
          </table:table-cell>
          <table:table-cell table:style-name="ce81" office:value-type="float" office:value="2725.54" calcext:value-type="float">
            <text:p>2,726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7]+[.E37]-[.F37]" office:value-type="float" office:value="10379.53" calcext:value-type="float">
            <text:p>10,380</text:p>
          </table:table-cell>
          <table:table-cell table:style-name="ce25" office:value-type="string" calcext:value-type="string">
            <text:p>5.1.3.1</text:p>
          </table:table-cell>
          <table:table-cell table:style-name="ce74" office:value-type="string" calcext:value-type="string">
            <text:p>Sueldos</text:p>
          </table:table-cell>
          <table:table-cell table:style-name="ce26" office:value-type="float" office:value="6841" calcext:value-type="float">
            <text:p>6,841</text:p>
          </table:table-cell>
          <table:table-cell table:style-name="ce143" table:formula="of:=+[.G37]-[.J37]" office:value-type="float" office:value="3538.53" calcext:value-type="float">
            <text:p>3,539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2</text:p>
          </table:table-cell>
          <table:table-cell table:style-name="ce74" office:value-type="string" calcext:value-type="string">
            <text:p>Aportes al IESS</text:p>
          </table:table-cell>
          <table:table-cell table:style-name="ce21"/>
          <table:table-cell table:style-name="ce31" office:value-type="float" office:value="930.44" calcext:value-type="float">
            <text:p>930</text:p>
          </table:table-cell>
          <table:table-cell table:style-name="ce81" office:value-type="float" office:value="331.17" calcext:value-type="float">
            <text:p>331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8]+[.E38]-[.F38]" office:value-type="float" office:value="1261.61" calcext:value-type="float">
            <text:p>1,262</text:p>
          </table:table-cell>
          <table:table-cell table:style-name="ce25" office:value-type="string" calcext:value-type="string">
            <text:p>5.1.3.2</text:p>
          </table:table-cell>
          <table:table-cell table:style-name="ce74" office:value-type="string" calcext:value-type="string">
            <text:p>Aportes al IESS</text:p>
          </table:table-cell>
          <table:table-cell table:style-name="ce26" office:value-type="float" office:value="1246.92" calcext:value-type="float">
            <text:p>1,247</text:p>
          </table:table-cell>
          <table:table-cell table:style-name="ce143" table:formula="of:=+[.G38]-[.J38]" office:value-type="float" office:value="14.6900000000001" calcext:value-type="float">
            <text:p>15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1"/>
          <table:table-cell table:style-name="ce31" office:value-type="float" office:value="641.43" calcext:value-type="float">
            <text:p>641</text:p>
          </table:table-cell>
          <table:table-cell table:style-name="ce81" office:value-type="float" office:value="227.14" calcext:value-type="float">
            <text:p>227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39]+[.E39]-[.F39]" office:value-type="float" office:value="868.57" calcext:value-type="float">
            <text:p>869</text:p>
          </table:table-cell>
          <table:table-cell table:style-name="ce25" office:value-type="string" calcext:value-type="string">
            <text:p>5.1.3.3</text:p>
          </table:table-cell>
          <table:table-cell table:style-name="ce74" office:value-type="string" calcext:value-type="string">
            <text:p>Décimo tercer sueldo</text:p>
          </table:table-cell>
          <table:table-cell table:style-name="ce26" office:value-type="float" office:value="684.08" calcext:value-type="float">
            <text:p>684</text:p>
          </table:table-cell>
          <table:table-cell table:style-name="ce143" table:formula="of:=+[.G39]-[.J39]" office:value-type="float" office:value="184.49" calcext:value-type="float">
            <text:p>184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1"/>
          <table:table-cell table:style-name="ce31" office:value-type="float" office:value="599.94" calcext:value-type="float">
            <text:p>600</text:p>
          </table:table-cell>
          <table:table-cell table:style-name="ce81" office:value-type="float" office:value="199.98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0]+[.E40]-[.F40]" office:value-type="float" office:value="799.92" calcext:value-type="float">
            <text:p>800</text:p>
          </table:table-cell>
          <table:table-cell table:style-name="ce25" office:value-type="string" calcext:value-type="string">
            <text:p>5.1.3.4</text:p>
          </table:table-cell>
          <table:table-cell table:style-name="ce74" office:value-type="string" calcext:value-type="string">
            <text:p>Décimo cuarto sueldo</text:p>
          </table:table-cell>
          <table:table-cell table:style-name="ce26" office:value-type="float" office:value="799.92" calcext:value-type="float">
            <text:p>800</text:p>
          </table:table-cell>
          <table:table-cell table:style-name="ce143" table:formula="of:=+[.G40]-[.J40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5</text:p>
          </table:table-cell>
          <table:table-cell table:style-name="ce74" office:value-type="string" calcext:value-type="string">
            <text:p>Vacaciones</text:p>
          </table:table-cell>
          <table:table-cell table:style-name="ce21"/>
          <table:table-cell table:style-name="ce31" office:value-type="float" office:value="555.84" calcext:value-type="float">
            <text:p>556</text:p>
          </table:table-cell>
          <table:table-cell table:style-name="ce81" office:value-type="float" office:value="199.66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1]+[.E41]-[.F41]" office:value-type="float" office:value="755.5" calcext:value-type="float">
            <text:p>756</text:p>
          </table:table-cell>
          <table:table-cell table:style-name="ce25" office:value-type="string" calcext:value-type="string">
            <text:p>5.1.3.5</text:p>
          </table:table-cell>
          <table:table-cell table:style-name="ce74" office:value-type="string" calcext:value-type="string">
            <text:p>Vac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1]-[.J41]" office:value-type="float" office:value="755.5" calcext:value-type="float">
            <text:p>756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6</text:p>
          </table:table-cell>
          <table:table-cell table:style-name="ce74" office:value-type="string" calcext:value-type="string">
            <text:p>Fondos de Reserva</text:p>
          </table:table-cell>
          <table:table-cell table:style-name="ce21"/>
          <table:table-cell table:style-name="ce31" office:value-type="float" office:value="641.07" calcext:value-type="float">
            <text:p>641</text:p>
          </table:table-cell>
          <table:table-cell table:style-name="ce81" office:value-type="float" office:value="227.03" calcext:value-type="float">
            <text:p>227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2]+[.E42]-[.F42]" office:value-type="float" office:value="868.1" calcext:value-type="float">
            <text:p>868</text:p>
          </table:table-cell>
          <table:table-cell table:style-name="ce25" office:value-type="string" calcext:value-type="string">
            <text:p>5.1.3.6</text:p>
          </table:table-cell>
          <table:table-cell table:style-name="ce74" office:value-type="string" calcext:value-type="string">
            <text:p>Fondos de Reserva</text:p>
          </table:table-cell>
          <table:table-cell table:style-name="ce26" office:value-type="float" office:value="854.85" calcext:value-type="float">
            <text:p>855</text:p>
          </table:table-cell>
          <table:table-cell table:style-name="ce143" table:formula="of:=+[.G42]-[.J42]" office:value-type="float" office:value="13.25" calcext:value-type="float">
            <text:p>13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1"/>
          <table:table-cell table:style-name="ce31" office:value-type="float" office:value="1478.6" calcext:value-type="float">
            <text:p>1,479</text:p>
          </table:table-cell>
          <table:table-cell table:style-name="ce81" office:value-type="float" office:value="320" calcext:value-type="float">
            <text:p>32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3]+[.E43]-[.F43]" office:value-type="float" office:value="1798.6" calcext:value-type="float">
            <text:p>1,799</text:p>
          </table:table-cell>
          <table:table-cell table:style-name="ce25" office:value-type="string" calcext:value-type="string">
            <text:p>5.1.3.12</text:p>
          </table:table-cell>
          <table:table-cell table:style-name="ce74" office:value-type="string" calcext:value-type="string">
            <text:p>Otros gastos de personal</text:p>
          </table:table-cell>
          <table:table-cell table:style-name="ce26" office:value-type="float" office:value="2000" calcext:value-type="float">
            <text:p>2,000</text:p>
          </table:table-cell>
          <table:table-cell table:style-name="ce143" table:formula="of:=+[.G43]-[.J43]" office:value-type="float" office:value="-201.4" calcext:value-type="float">
            <text:p>(20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3.9</text:p>
          </table:table-cell>
          <table:table-cell table:style-name="ce74" office:value-type="string" calcext:value-type="string">
            <text:p>Capacitacione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160" calcext:value-type="float">
            <text:p>160</text:p>
          </table:table-cell>
          <table:table-cell table:style-name="ce31" office:value-type="float" office:value="160" calcext:value-type="float">
            <text:p>160</text:p>
          </table:table-cell>
          <table:table-cell table:style-name="ce34" table:formula="of:=[.D44]+[.E44]-[.F44]" office:value-type="float" office:value="0" calcext:value-type="float">
            <text:p>0</text:p>
          </table:table-cell>
          <table:table-cell table:style-name="ce25" office:value-type="string" calcext:value-type="string">
            <text:p>5.1.3.9</text:p>
          </table:table-cell>
          <table:table-cell table:style-name="ce74" office:value-type="string" calcext:value-type="string">
            <text:p>Capacitaciones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4]-[.J4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Personal Extern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Personal Externo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</text:p>
          </table:table-cell>
          <table:table-cell table:style-name="ce74" office:value-type="string" calcext:value-type="string">
            <text:p>Supervisores</text:p>
          </table:table-cell>
          <table:table-cell table:style-name="ce21"/>
          <table:table-cell table:style-name="ce31" office:value-type="float" office:value="738" calcext:value-type="float">
            <text:p>738</text:p>
          </table:table-cell>
          <table:table-cell table:style-name="ce81" office:value-type="float" office:value="275" calcext:value-type="float">
            <text:p>27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7]+[.E47]-[.F47]" office:value-type="float" office:value="1013" calcext:value-type="float">
            <text:p>1,013</text:p>
          </table:table-cell>
          <table:table-cell table:style-name="ce25" office:value-type="string" calcext:value-type="string">
            <text:p>5.1.4.1</text:p>
          </table:table-cell>
          <table:table-cell table:style-name="ce74" office:value-type="string" calcext:value-type="string">
            <text:p>Supervisores</text:p>
          </table:table-cell>
          <table:table-cell table:style-name="ce26" office:value-type="float" office:value="3469" calcext:value-type="float">
            <text:p>3,469</text:p>
          </table:table-cell>
          <table:table-cell table:style-name="ce143" table:formula="of:=+[.G47]-[.J47]" office:value-type="float" office:value="-2456" calcext:value-type="float">
            <text:p>(2,456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4</text:p>
          </table:table-cell>
          <table:table-cell table:style-name="ce74" office:value-type="string" calcext:value-type="string">
            <text:p>Grupo de baile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8]+[.E48]-[.F48]" office:value-type="float" office:value="0" calcext:value-type="float">
            <text:p>0</text:p>
          </table:table-cell>
          <table:table-cell table:style-name="ce25" office:value-type="string" calcext:value-type="string">
            <text:p>5.1.4.14</text:p>
          </table:table-cell>
          <table:table-cell table:style-name="ce74" office:value-type="string" calcext:value-type="string">
            <text:p>Grupo de baile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48]-[.J48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6</text:p>
          </table:table-cell>
          <table:table-cell table:style-name="ce74" office:value-type="string" calcext:value-type="string">
            <text:p>Logístico</text:p>
          </table:table-cell>
          <table:table-cell table:style-name="ce21"/>
          <table:table-cell table:style-name="ce31" office:value-type="float" office:value="2408.46" calcext:value-type="float">
            <text:p>2,408</text:p>
          </table:table-cell>
          <table:table-cell table:style-name="ce81" office:value-type="float" office:value="592.4" calcext:value-type="float">
            <text:p>592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49]+[.E49]-[.F49]" office:value-type="float" office:value="3000.86" calcext:value-type="float">
            <text:p>3,001</text:p>
          </table:table-cell>
          <table:table-cell table:style-name="ce25" office:value-type="string" calcext:value-type="string">
            <text:p>5.1.4.16</text:p>
          </table:table-cell>
          <table:table-cell table:style-name="ce74" office:value-type="string" calcext:value-type="string">
            <text:p>Logístico</text:p>
          </table:table-cell>
          <table:table-cell table:style-name="ce26" office:value-type="float" office:value="75900" calcext:value-type="float">
            <text:p>75,900</text:p>
          </table:table-cell>
          <table:table-cell table:style-name="ce143" table:formula="of:=+[.G49]-[.J49]" office:value-type="float" office:value="-72899.14" calcext:value-type="float">
            <text:p>(72,89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17</text:p>
          </table:table-cell>
          <table:table-cell table:style-name="ce74" office:value-type="string" calcext:value-type="string">
            <text:p>Maestro de ceremonia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0]+[.E50]-[.F50]" office:value-type="float" office:value="0" calcext:value-type="float">
            <text:p>0</text:p>
          </table:table-cell>
          <table:table-cell table:style-name="ce25" office:value-type="string" calcext:value-type="string">
            <text:p>5.1.4.17</text:p>
          </table:table-cell>
          <table:table-cell table:style-name="ce74" office:value-type="string" calcext:value-type="string">
            <text:p>Maestro de ceremonia</text:p>
          </table:table-cell>
          <table:table-cell table:style-name="ce26" office:value-type="float" office:value="800" calcext:value-type="float">
            <text:p>800</text:p>
          </table:table-cell>
          <table:table-cell table:style-name="ce143" table:formula="of:=+[.G50]-[.J50]" office:value-type="float" office:value="-800" calcext:value-type="float">
            <text:p>(8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</text:p>
          </table:table-cell>
          <table:table-cell table:style-name="ce74" office:value-type="string" calcext:value-type="string">
            <text:p>Animado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970" calcext:value-type="float">
            <text:p>97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1]+[.E51]-[.F51]" office:value-type="float" office:value="970" calcext:value-type="float">
            <text:p>970</text:p>
          </table:table-cell>
          <table:table-cell table:style-name="ce25" office:value-type="string" calcext:value-type="string">
            <text:p>5.1.4.3</text:p>
          </table:table-cell>
          <table:table-cell table:style-name="ce74" office:value-type="string" calcext:value-type="string">
            <text:p>Animador</text:p>
          </table:table-cell>
          <table:table-cell table:style-name="ce26" office:value-type="float" office:value="10800" calcext:value-type="float">
            <text:p>10,800</text:p>
          </table:table-cell>
          <table:table-cell table:style-name="ce143" table:formula="of:=+[.G51]-[.J51]" office:value-type="float" office:value="-9830" calcext:value-type="float">
            <text:p>(9,8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0</text:p>
          </table:table-cell>
          <table:table-cell table:style-name="ce74" office:value-type="string" calcext:value-type="string">
            <text:p>Promotora</text:p>
          </table:table-cell>
          <table:table-cell table:style-name="ce21"/>
          <table:table-cell table:style-name="ce31" office:value-type="float" office:value="9063.86" calcext:value-type="float">
            <text:p>9,064</text:p>
          </table:table-cell>
          <table:table-cell table:style-name="ce81" office:value-type="float" office:value="1170" calcext:value-type="float">
            <text:p>1,17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2]+[.E52]-[.F52]" office:value-type="float" office:value="10233.86" calcext:value-type="float">
            <text:p>10,234</text:p>
          </table:table-cell>
          <table:table-cell table:style-name="ce25" office:value-type="string" calcext:value-type="string">
            <text:p>5.1.4.30</text:p>
          </table:table-cell>
          <table:table-cell table:style-name="ce74" office:value-type="string" calcext:value-type="string">
            <text:p>Promotora</text:p>
          </table:table-cell>
          <table:table-cell table:style-name="ce26" office:value-type="float" office:value="21694.37" calcext:value-type="float">
            <text:p>21,694</text:p>
          </table:table-cell>
          <table:table-cell table:style-name="ce143" table:formula="of:=+[.G52]-[.J52]" office:value-type="float" office:value="-11460.51" calcext:value-type="float">
            <text:p>(11,46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31</text:p>
          </table:table-cell>
          <table:table-cell table:style-name="ce74" office:value-type="string" calcext:value-type="string">
            <text:p>Seguridad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3]+[.E53]-[.F53]" office:value-type="float" office:value="0" calcext:value-type="float">
            <text:p>0</text:p>
          </table:table-cell>
          <table:table-cell table:style-name="ce25" office:value-type="string" calcext:value-type="string">
            <text:p>5.1.4.31</text:p>
          </table:table-cell>
          <table:table-cell table:style-name="ce74" office:value-type="string" calcext:value-type="string">
            <text:p>Seguridad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3]-[.J5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5</text:p>
          </table:table-cell>
          <table:table-cell table:style-name="ce74" office:value-type="string" calcext:value-type="string">
            <text:p>Bailarín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4]+[.E54]-[.F54]" office:value-type="float" office:value="0" calcext:value-type="float">
            <text:p>0</text:p>
          </table:table-cell>
          <table:table-cell table:style-name="ce25" office:value-type="string" calcext:value-type="string">
            <text:p>5.1.4.5</text:p>
          </table:table-cell>
          <table:table-cell table:style-name="ce74" office:value-type="string" calcext:value-type="string">
            <text:p>Bailarín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4]-[.J5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6</text:p>
          </table:table-cell>
          <table:table-cell table:style-name="ce74" office:value-type="string" calcext:value-type="string">
            <text:p>Bar tende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5]+[.E55]-[.F55]" office:value-type="float" office:value="0" calcext:value-type="float">
            <text:p>0</text:p>
          </table:table-cell>
          <table:table-cell table:style-name="ce25" office:value-type="string" calcext:value-type="string">
            <text:p>5.1.4.6</text:p>
          </table:table-cell>
          <table:table-cell table:style-name="ce74" office:value-type="string" calcext:value-type="string">
            <text:p>Bar tender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55]-[.J55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4.9</text:p>
          </table:table-cell>
          <table:table-cell table:style-name="ce74" office:value-type="string" calcext:value-type="string">
            <text:p>Coordinador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6]+[.E56]-[.F56]" office:value-type="float" office:value="0" calcext:value-type="float">
            <text:p>0</text:p>
          </table:table-cell>
          <table:table-cell table:style-name="ce25" office:value-type="string" calcext:value-type="string">
            <text:p>5.1.4.9</text:p>
          </table:table-cell>
          <table:table-cell table:style-name="ce74" office:value-type="string" calcext:value-type="string">
            <text:p>Coordinador</text:p>
          </table:table-cell>
          <table:table-cell table:style-name="ce26" office:value-type="float" office:value="9650" calcext:value-type="float">
            <text:p>9,650</text:p>
          </table:table-cell>
          <table:table-cell table:style-name="ce143" table:formula="of:=+[.G56]-[.J56]" office:value-type="float" office:value="-9650" calcext:value-type="float">
            <text:p>(9,65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Logística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Logística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2</text:p>
          </table:table-cell>
          <table:table-cell table:style-name="ce74" office:value-type="string" calcext:value-type="string">
            <text:p>Envío de material-flete</text:p>
          </table:table-cell>
          <table:table-cell table:style-name="ce21"/>
          <table:table-cell table:style-name="ce31" office:value-type="float" office:value="1.79" calcext:value-type="float">
            <text:p>2</text:p>
          </table:table-cell>
          <table:table-cell table:style-name="ce81" office:value-type="float" office:value="165" calcext:value-type="float">
            <text:p>16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59]+[.E59]-[.F59]" office:value-type="float" office:value="166.79" calcext:value-type="float">
            <text:p>167</text:p>
          </table:table-cell>
          <table:table-cell table:style-name="ce25" office:value-type="string" calcext:value-type="string">
            <text:p>5.1.5.2</text:p>
          </table:table-cell>
          <table:table-cell table:style-name="ce74" office:value-type="string" calcext:value-type="string">
            <text:p>Envío de material-flete</text:p>
          </table:table-cell>
          <table:table-cell table:style-name="ce26" office:value-type="float" office:value="13769.99" calcext:value-type="float">
            <text:p>13,770</text:p>
          </table:table-cell>
          <table:table-cell table:style-name="ce143" table:formula="of:=+[.G59]-[.J59]" office:value-type="float" office:value="-13603.2" calcext:value-type="float">
            <text:p>(13,60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3</text:p>
          </table:table-cell>
          <table:table-cell table:style-name="ce74" office:value-type="string" calcext:value-type="string">
            <text:p>Montaje-Desmontaje</text:p>
          </table:table-cell>
          <table:table-cell table:style-name="ce21"/>
          <table:table-cell table:style-name="ce31" office:value-type="float" office:value="3090" calcext:value-type="float">
            <text:p>3,090</text:p>
          </table:table-cell>
          <table:table-cell table:style-name="ce81" office:value-type="float" office:value="965" calcext:value-type="float">
            <text:p>965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0]+[.E60]-[.F60]" office:value-type="float" office:value="4055" calcext:value-type="float">
            <text:p>4,055</text:p>
          </table:table-cell>
          <table:table-cell table:style-name="ce25" office:value-type="string" calcext:value-type="string">
            <text:p>5.1.5.3</text:p>
          </table:table-cell>
          <table:table-cell table:style-name="ce74" office:value-type="string" calcext:value-type="string">
            <text:p>Montaje-Desmontaje</text:p>
          </table:table-cell>
          <table:table-cell table:style-name="ce26" office:value-type="float" office:value="24469" calcext:value-type="float">
            <text:p>24,469</text:p>
          </table:table-cell>
          <table:table-cell table:style-name="ce143" table:formula="of:=+[.G60]-[.J60]" office:value-type="float" office:value="-20414" calcext:value-type="float">
            <text:p>(20,41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4</text:p>
          </table:table-cell>
          <table:table-cell table:style-name="ce74" office:value-type="string" calcext:value-type="string">
            <text:p>Movilización</text:p>
          </table:table-cell>
          <table:table-cell table:style-name="ce21"/>
          <table:table-cell table:style-name="ce31" office:value-type="float" office:value="8651.16" calcext:value-type="float">
            <text:p>8,651</text:p>
          </table:table-cell>
          <table:table-cell table:style-name="ce81" office:value-type="float" office:value="943.59" calcext:value-type="float">
            <text:p>944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1]+[.E61]-[.F61]" office:value-type="float" office:value="9594.75" calcext:value-type="float">
            <text:p>9,595</text:p>
          </table:table-cell>
          <table:table-cell table:style-name="ce25" office:value-type="string" calcext:value-type="string">
            <text:p>5.1.5.4</text:p>
          </table:table-cell>
          <table:table-cell table:style-name="ce74" office:value-type="string" calcext:value-type="string">
            <text:p>Movilización</text:p>
          </table:table-cell>
          <table:table-cell table:style-name="ce26" office:value-type="float" office:value="79650.89" calcext:value-type="float">
            <text:p>79,651</text:p>
          </table:table-cell>
          <table:table-cell table:style-name="ce143" table:formula="of:=+[.G61]-[.J61]" office:value-type="float" office:value="-70056.14" calcext:value-type="float">
            <text:p>(70,056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5</text:p>
          </table:table-cell>
          <table:table-cell table:style-name="ce74" office:value-type="string" calcext:value-type="string">
            <text:p>Transporte de personal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1500" calcext:value-type="float">
            <text:p>1,500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4" table:formula="of:=[.D62]+[.E62]-[.F62]" office:value-type="float" office:value="0" calcext:value-type="float">
            <text:p>0</text:p>
          </table:table-cell>
          <table:table-cell table:style-name="ce25" office:value-type="string" calcext:value-type="string">
            <text:p>5.1.5.5</text:p>
          </table:table-cell>
          <table:table-cell table:style-name="ce74" office:value-type="string" calcext:value-type="string">
            <text:p>Transporte de personal</text:p>
          </table:table-cell>
          <table:table-cell table:style-name="ce26" office:value-type="float" office:value="0" calcext:value-type="float">
            <text:p>0</text:p>
          </table:table-cell>
          <table:table-cell table:style-name="ce143" table:formula="of:=+[.G62]-[.J62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6</text:p>
          </table:table-cell>
          <table:table-cell table:style-name="ce74" office:value-type="string" calcext:value-type="string">
            <text:p>Viáticos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3]+[.E63]-[.F63]" office:value-type="float" office:value="0" calcext:value-type="float">
            <text:p>0</text:p>
          </table:table-cell>
          <table:table-cell table:style-name="ce25" office:value-type="string" calcext:value-type="string">
            <text:p>5.1.5.6</text:p>
          </table:table-cell>
          <table:table-cell table:style-name="ce74" office:value-type="string" calcext:value-type="string">
            <text:p>Viáticos</text:p>
          </table:table-cell>
          <table:table-cell table:style-name="ce26" office:value-type="float" office:value="738" calcext:value-type="float">
            <text:p>738</text:p>
          </table:table-cell>
          <table:table-cell table:style-name="ce143" table:formula="of:=+[.G63]-[.J63]" office:value-type="float" office:value="-738" calcext:value-type="float">
            <text:p>(73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5.7</text:p>
          </table:table-cell>
          <table:table-cell table:style-name="ce74" office:value-type="string" calcext:value-type="string">
            <text:p>Hospedaje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4]+[.E64]-[.F64]" office:value-type="float" office:value="0" calcext:value-type="float">
            <text:p>0</text:p>
          </table:table-cell>
          <table:table-cell table:style-name="ce25" office:value-type="string" calcext:value-type="string">
            <text:p>5.1.5.7</text:p>
          </table:table-cell>
          <table:table-cell table:style-name="ce74" office:value-type="string" calcext:value-type="string">
            <text:p>Hospedaje</text:p>
          </table:table-cell>
          <table:table-cell table:style-name="ce26" office:value-type="float" office:value="15340" calcext:value-type="float">
            <text:p>15,340</text:p>
          </table:table-cell>
          <table:table-cell table:style-name="ce143" table:formula="of:=+[.G64]-[.J64]" office:value-type="float" office:value="-15340" calcext:value-type="float">
            <text:p>(15,34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table:number-columns-repeated="2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/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1" office:value-type="string" calcext:value-type="string">
            <text:p>Costo de Diseño</text:p>
          </table:table-cell>
          <table:table-cell table:style-name="ce21"/>
          <table:table-cell table:style-name="ce31"/>
          <table:table-cell table:style-name="ce81"/>
          <table:table-cell table:style-name="ce31"/>
          <table:table-cell table:style-name="ce34"/>
          <table:table-cell table:style-name="ce25"/>
          <table:table-cell table:style-name="ce21" office:value-type="string" calcext:value-type="string">
            <text:p>Costo de Diseño</text:p>
          </table:table-cell>
          <table:table-cell table:style-name="ce26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 office:value-type="string" calcext:value-type="string">
            <text:p>5.1.6.1</text:p>
          </table:table-cell>
          <table:table-cell table:style-name="ce74" office:value-type="string" calcext:value-type="string">
            <text:p>Material POP</text:p>
          </table:table-cell>
          <table:table-cell table:style-name="ce21"/>
          <table:table-cell table:style-name="ce31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D67]+[.E67]-[.F67]" office:value-type="float" office:value="0" calcext:value-type="float">
            <text:p>0</text:p>
          </table:table-cell>
          <table:table-cell table:style-name="ce25" office:value-type="string" calcext:value-type="string">
            <text:p>5.1.6.1</text:p>
          </table:table-cell>
          <table:table-cell table:style-name="ce74" office:value-type="string" calcext:value-type="string">
            <text:p>Material POP</text:p>
          </table:table-cell>
          <table:table-cell table:style-name="ce26" office:value-type="float" office:value="4" calcext:value-type="float">
            <text:p>4</text:p>
          </table:table-cell>
          <table:table-cell table:style-name="ce143" table:formula="of:=+[.G67]-[.J67]" office:value-type="float" office:value="-4" calcext:value-type="float">
            <text:p>(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2" calcext:value-type="string">
            <text:p><text:s/>5.1.6.2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0"/>
          <table:table-cell table:style-name="ce31" office:value-type="float" office:value="3100" calcext:value-type="float">
            <text:p>3,1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68]+[.E68]-[.F68]" office:value-type="float" office:value="3100" calcext:value-type="float">
            <text:p>3,100</text:p>
          </table:table-cell>
          <table:table-cell table:style-name="ce28" office:value-type="string" office:string-value="5.1.6.2" calcext:value-type="string">
            <text:p><text:s/>5.1.6.2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68]-[.J68]" office:value-type="float" office:value="3100" calcext:value-type="float">
            <text:p>3,1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4" calcext:value-type="string">
            <text:p><text:s/>5.1.6.4 </text:p>
          </table:table-cell>
          <table:table-cell table:style-name="ce37" office:value-type="string" office:string-value="Digitalización" calcext:value-type="string">
            <text:p><text:s/>Digitalización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65" calcext:value-type="float">
            <text:p>365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69]+[.E69]-[.F69]" office:value-type="float" office:value="365" calcext:value-type="float">
            <text:p>365</text:p>
          </table:table-cell>
          <table:table-cell table:style-name="ce28" office:value-type="string" office:string-value="5.1.6.4" calcext:value-type="string">
            <text:p><text:s/>5.1.6.4 </text:p>
          </table:table-cell>
          <table:table-cell table:style-name="ce37" office:value-type="string" office:string-value="Digitalización" calcext:value-type="string">
            <text:p><text:s/>Digitalización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69]-[.J69]" office:value-type="float" office:value="365" calcext:value-type="float">
            <text:p>365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6.7" calcext:value-type="string">
            <text:p><text:s/>5.1.6.7 </text:p>
          </table:table-cell>
          <table:table-cell table:style-name="ce37" office:value-type="string" office:string-value="Uniformes" calcext:value-type="string">
            <text:p><text:s/>Uniformes </text:p>
          </table:table-cell>
          <table:table-cell table:style-name="ce30"/>
          <table:table-cell table:style-name="ce31" office:value-type="float" office:value="69" calcext:value-type="float">
            <text:p>69</text:p>
          </table:table-cell>
          <table:table-cell table:style-name="ce32" office:value-type="float" office:value="548.29" calcext:value-type="float">
            <text:p>54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0]+[.E70]-[.F70]" office:value-type="float" office:value="617.29" calcext:value-type="float">
            <text:p>617</text:p>
          </table:table-cell>
          <table:table-cell table:style-name="ce28" office:value-type="string" office:string-value="5.1.6.7" calcext:value-type="string">
            <text:p><text:s/>5.1.6.7 </text:p>
          </table:table-cell>
          <table:table-cell table:style-name="ce37" office:value-type="string" office:string-value="Uniformes" calcext:value-type="string">
            <text:p><text:s/>Uniformes </text:p>
          </table:table-cell>
          <table:table-cell table:style-name="ce35" office:value-type="float" office:value="1474" calcext:value-type="float">
            <text:p>1,474</text:p>
          </table:table-cell>
          <table:table-cell table:style-name="ce143" table:formula="of:=+[.G70]-[.J70]" office:value-type="float" office:value="-856.71" calcext:value-type="float">
            <text:p>(857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28"/>
          <table:table-cell table:style-name="ce29"/>
          <table:table-cell table:style-name="ce35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/>
          <table:table-cell table:style-name="ce75" office:value-type="string" office:string-value="Costos Directos de Producción" calcext:value-type="string">
            <text:p><text:s/>Costos Directos de Producción </text:p>
          </table:table-cell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28"/>
          <table:table-cell table:style-name="ce75" office:value-type="string" office:string-value="Costos Directos de Producción" calcext:value-type="string">
            <text:p><text:s/>Costos Directos de Producción </text:p>
          </table:table-cell>
          <table:table-cell table:style-name="ce35"/>
          <table:table-cell table:style-name="ce14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" calcext:value-type="string">
            <text:p><text:s/>5.1.7.1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3]+[.E73]-[.F73]" office:value-type="float" office:value="0" calcext:value-type="float">
            <text:p>0</text:p>
          </table:table-cell>
          <table:table-cell table:style-name="ce28" office:value-type="string" office:string-value="5.1.7.1" calcext:value-type="string">
            <text:p><text:s/>5.1.7.1 </text:p>
          </table:table-cell>
          <table:table-cell table:style-name="ce37" office:value-type="string" office:string-value="Artículos Promocionales" calcext:value-type="string">
            <text:p><text:s/>Artículos Promocionales </text:p>
          </table:table-cell>
          <table:table-cell table:style-name="ce35" office:value-type="float" office:value="24" calcext:value-type="float">
            <text:p>24</text:p>
          </table:table-cell>
          <table:table-cell table:style-name="ce143" table:formula="of:=+[.G73]-[.J73]" office:value-type="float" office:value="-24" calcext:value-type="float">
            <text:p>(2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0" calcext:value-type="string">
            <text:p><text:s/>5.1.7.10 </text:p>
          </table:table-cell>
          <table:table-cell table:style-name="ce37" office:value-type="string" office:string-value="Avisos publicitarios" calcext:value-type="string">
            <text:p><text:s/>Avisos publicitario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4]+[.E74]-[.F74]" office:value-type="float" office:value="0" calcext:value-type="float">
            <text:p>0</text:p>
          </table:table-cell>
          <table:table-cell table:style-name="ce28" office:value-type="string" office:string-value="5.1.7.10" calcext:value-type="string">
            <text:p><text:s/>5.1.7.10 </text:p>
          </table:table-cell>
          <table:table-cell table:style-name="ce37" office:value-type="string" office:string-value="Avisos publicitarios" calcext:value-type="string">
            <text:p><text:s/>Avisos publicitarios </text:p>
          </table:table-cell>
          <table:table-cell table:style-name="ce35" office:value-type="float" office:value="0" calcext:value-type="float">
            <text:p>0</text:p>
          </table:table-cell>
          <table:table-cell table:style-name="ce143" table:formula="of:=+[.G74]-[.J74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1" calcext:value-type="string">
            <text:p><text:s/>5.1.7.11 </text:p>
          </table:table-cell>
          <table:table-cell table:style-name="ce37" office:value-type="string" office:string-value="Auspicios" calcext:value-type="string">
            <text:p><text:s/>Auspicios </text:p>
          </table:table-cell>
          <table:table-cell table:style-name="ce30"/>
          <table:table-cell table:style-name="ce31" office:value-type="float" office:value="4000" calcext:value-type="float">
            <text:p>4,0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5]+[.E75]-[.F75]" office:value-type="float" office:value="4000" calcext:value-type="float">
            <text:p>4,000</text:p>
          </table:table-cell>
          <table:table-cell table:style-name="ce28" office:value-type="string" office:string-value="5.1.7.11" calcext:value-type="string">
            <text:p><text:s/>5.1.7.11 </text:p>
          </table:table-cell>
          <table:table-cell table:style-name="ce37" office:value-type="string" office:string-value="Auspicios" calcext:value-type="string">
            <text:p><text:s/>Auspicios </text:p>
          </table:table-cell>
          <table:table-cell table:style-name="ce35" office:value-type="float" office:value="8700" calcext:value-type="float">
            <text:p>8,700</text:p>
          </table:table-cell>
          <table:table-cell table:style-name="ce143" table:formula="of:=+[.G75]-[.J75]" office:value-type="float" office:value="-4700" calcext:value-type="float">
            <text:p>(4,7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2" calcext:value-type="string">
            <text:p><text:s/>5.1.7.12 </text:p>
          </table:table-cell>
          <table:table-cell table:style-name="ce37" office:value-type="string" office:string-value="Premios" calcext:value-type="string">
            <text:p><text:s/>Premios 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6]+[.E76]-[.F76]" office:value-type="float" office:value="0" calcext:value-type="float">
            <text:p>0</text:p>
          </table:table-cell>
          <table:table-cell table:style-name="ce28" office:value-type="string" office:string-value="5.1.7.12" calcext:value-type="string">
            <text:p><text:s/>5.1.7.12 </text:p>
          </table:table-cell>
          <table:table-cell table:style-name="ce37" office:value-type="string" office:string-value="Premios" calcext:value-type="string">
            <text:p><text:s/>Premios </text:p>
          </table:table-cell>
          <table:table-cell table:style-name="ce35" office:value-type="float" office:value="3451.17" calcext:value-type="float">
            <text:p>3,451</text:p>
          </table:table-cell>
          <table:table-cell table:style-name="ce143" table:formula="of:=+[.G76]-[.J76]" office:value-type="float" office:value="-3451.17" calcext:value-type="float">
            <text:p>(3,45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3" calcext:value-type="string">
            <text:p><text:s/>5.1.7.13 </text:p>
          </table:table-cell>
          <table:table-cell table:style-name="ce37" office:value-type="string" office:string-value="Alquiler de espacios" calcext:value-type="string">
            <text:p><text:s/>Alquiler de espacios </text:p>
          </table:table-cell>
          <table:table-cell table:style-name="ce30"/>
          <table:table-cell table:style-name="ce31" office:value-type="float" office:value="8611.2" calcext:value-type="float">
            <text:p>8,611</text:p>
          </table:table-cell>
          <table:table-cell table:style-name="ce32" office:value-type="float" office:value="2822.4" calcext:value-type="float">
            <text:p>2,822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7]+[.E77]-[.F77]" office:value-type="float" office:value="11433.6" calcext:value-type="float">
            <text:p>11,434</text:p>
          </table:table-cell>
          <table:table-cell table:style-name="ce28" office:value-type="string" office:string-value="5.1.7.13" calcext:value-type="string">
            <text:p><text:s/>5.1.7.13 </text:p>
          </table:table-cell>
          <table:table-cell table:style-name="ce37" office:value-type="string" office:string-value="Alquiler de espacios" calcext:value-type="string">
            <text:p><text:s/>Alquiler de espacios </text:p>
          </table:table-cell>
          <table:table-cell table:style-name="ce35" office:value-type="float" office:value="14745.4" calcext:value-type="float">
            <text:p>14,745</text:p>
          </table:table-cell>
          <table:table-cell table:style-name="ce143" table:formula="of:=+[.G77]-[.J77]" office:value-type="float" office:value="-3311.8" calcext:value-type="float">
            <text:p>(3,312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4" calcext:value-type="string">
            <text:p><text:s/>5.1.7.14 </text:p>
          </table:table-cell>
          <table:table-cell table:style-name="ce37" office:value-type="string" office:string-value="Impresiones" calcext:value-type="string">
            <text:p><text:s/>Impresiones </text:p>
          </table:table-cell>
          <table:table-cell table:style-name="ce30"/>
          <table:table-cell table:style-name="ce31" office:value-type="float" office:value="1548.67" calcext:value-type="float">
            <text:p>1,549</text:p>
          </table:table-cell>
          <table:table-cell table:style-name="ce32" office:value-type="float" office:value="3618.55" calcext:value-type="float">
            <text:p>3,619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8]+[.E78]-[.F78]" office:value-type="float" office:value="5167.22" calcext:value-type="float">
            <text:p>5,167</text:p>
          </table:table-cell>
          <table:table-cell table:style-name="ce28" office:value-type="string" office:string-value="5.1.7.14" calcext:value-type="string">
            <text:p><text:s/>5.1.7.14 </text:p>
          </table:table-cell>
          <table:table-cell table:style-name="ce37" office:value-type="string" office:string-value="Impresiones" calcext:value-type="string">
            <text:p><text:s/>Impresiones </text:p>
          </table:table-cell>
          <table:table-cell table:style-name="ce35" office:value-type="float" office:value="9270.67" calcext:value-type="float">
            <text:p>9,271</text:p>
          </table:table-cell>
          <table:table-cell table:style-name="ce143" table:formula="of:=+[.G78]-[.J78]" office:value-type="float" office:value="-4103.45" calcext:value-type="float">
            <text:p>(4,10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5" calcext:value-type="string">
            <text:p><text:s/>5.1.7.15 </text:p>
          </table:table-cell>
          <table:table-cell table:style-name="ce37" office:value-type="string" office:string-value="Material POP" calcext:value-type="string">
            <text:p><text:s/>Material POP </text:p>
          </table:table-cell>
          <table:table-cell table:style-name="ce38"/>
          <table:table-cell table:style-name="ce33" office:value-type="float" office:value="19499.1" calcext:value-type="float">
            <text:p>19,499</text:p>
          </table:table-cell>
          <table:table-cell table:style-name="ce32" office:value-type="float" office:value="7513.02" calcext:value-type="float">
            <text:p>7,513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79]+[.E79]-[.F79]" office:value-type="float" office:value="27012.12" calcext:value-type="float">
            <text:p>27,012</text:p>
          </table:table-cell>
          <table:table-cell table:style-name="ce28" office:value-type="string" office:string-value="5.1.7.15" calcext:value-type="string">
            <text:p><text:s/>5.1.7.15 </text:p>
          </table:table-cell>
          <table:table-cell table:style-name="ce37" office:value-type="string" office:string-value="Material POP" calcext:value-type="string">
            <text:p><text:s/>Material POP </text:p>
          </table:table-cell>
          <table:table-cell table:style-name="ce33" office:value-type="float" office:value="142642.27" calcext:value-type="float">
            <text:p>142,642</text:p>
          </table:table-cell>
          <table:table-cell table:style-name="ce143" table:formula="of:=+[.G79]-[.J79]" office:value-type="float" office:value="-115630.15" calcext:value-type="float">
            <text:p>(115,6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6" calcext:value-type="string">
            <text:p><text:s/>5.1.7.16 </text:p>
          </table:table-cell>
          <table:table-cell table:style-name="ce37" office:value-type="string" office:string-value="Varios" calcext:value-type="string">
            <text:p><text:s/>Vario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0]+[.E80]-[.F80]" office:value-type="float" office:value="0" calcext:value-type="float">
            <text:p>0</text:p>
          </table:table-cell>
          <table:table-cell table:style-name="ce28" office:value-type="string" office:string-value="5.1.7.16" calcext:value-type="string">
            <text:p><text:s/>5.1.7.16 </text:p>
          </table:table-cell>
          <table:table-cell table:style-name="ce37" office:value-type="string" office:string-value="Varios" calcext:value-type="string">
            <text:p><text:s/>Varios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0]-[.J80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7" calcext:value-type="string">
            <text:p><text:s/>5.1.7.17 </text:p>
          </table:table-cell>
          <table:table-cell table:style-name="ce37" office:value-type="string" office:string-value="Alimentación Eventos" calcext:value-type="string">
            <text:p><text:s/>Alimentación Evento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387.75" calcext:value-type="float">
            <text:p>38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1]+[.E81]-[.F81]" office:value-type="float" office:value="387.75" calcext:value-type="float">
            <text:p>388</text:p>
          </table:table-cell>
          <table:table-cell table:style-name="ce28" office:value-type="string" office:string-value="5.1.7.17" calcext:value-type="string">
            <text:p><text:s/>5.1.7.17 </text:p>
          </table:table-cell>
          <table:table-cell table:style-name="ce37" office:value-type="string" office:string-value="Alimentación Eventos" calcext:value-type="string">
            <text:p><text:s/>Alimentación Eventos </text:p>
          </table:table-cell>
          <table:table-cell table:style-name="ce33" office:value-type="float" office:value="2818" calcext:value-type="float">
            <text:p>2,818</text:p>
          </table:table-cell>
          <table:table-cell table:style-name="ce143" table:formula="of:=+[.G81]-[.J81]" office:value-type="float" office:value="-2430.25" calcext:value-type="float">
            <text:p>(2,43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8" calcext:value-type="string">
            <text:p><text:s/>5.1.7.18 </text:p>
          </table:table-cell>
          <table:table-cell table:style-name="ce37" office:value-type="string" office:string-value="Alimentación de Personal" calcext:value-type="string">
            <text:p><text:s/>Alimentación de Personal </text:p>
          </table:table-cell>
          <table:table-cell table:style-name="ce38"/>
          <table:table-cell table:style-name="ce33" office:value-type="float" office:value="31" calcext:value-type="float">
            <text:p>31</text:p>
          </table:table-cell>
          <table:table-cell table:style-name="ce32" office:value-type="float" office:value="154.3" calcext:value-type="float">
            <text:p>154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2]+[.E82]-[.F82]" office:value-type="float" office:value="185.3" calcext:value-type="float">
            <text:p>185</text:p>
          </table:table-cell>
          <table:table-cell table:style-name="ce28" office:value-type="string" office:string-value="5.1.7.18" calcext:value-type="string">
            <text:p><text:s/>5.1.7.18 </text:p>
          </table:table-cell>
          <table:table-cell table:style-name="ce37" office:value-type="string" office:string-value="Alimentación de Personal" calcext:value-type="string">
            <text:p><text:s/>Alimentación de Personal </text:p>
          </table:table-cell>
          <table:table-cell table:style-name="ce33" office:value-type="float" office:value="4133.14" calcext:value-type="float">
            <text:p>4,133</text:p>
          </table:table-cell>
          <table:table-cell table:style-name="ce143" table:formula="of:=+[.G82]-[.J82]" office:value-type="float" office:value="-3947.84" calcext:value-type="float">
            <text:p>(3,94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19" calcext:value-type="string">
            <text:p><text:s/>5.1.7.19 </text:p>
          </table:table-cell>
          <table:table-cell table:style-name="ce37" office:value-type="string" office:string-value="Conferencias/Charlas" calcext:value-type="string">
            <text:p><text:s/>Conferencias/Charlas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3]+[.E83]-[.F83]" office:value-type="float" office:value="0" calcext:value-type="float">
            <text:p>0</text:p>
          </table:table-cell>
          <table:table-cell table:style-name="ce28" office:value-type="string" office:string-value="5.1.7.19" calcext:value-type="string">
            <text:p><text:s/>5.1.7.19 </text:p>
          </table:table-cell>
          <table:table-cell table:style-name="ce37" office:value-type="string" office:string-value="Conferencias/Charlas" calcext:value-type="string">
            <text:p><text:s/>Conferencias/Charlas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3]-[.J83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20" calcext:value-type="string">
            <text:p><text:s/>5.1.7.20 </text:p>
          </table:table-cell>
          <table:table-cell table:style-name="ce37" office:value-type="string" office:string-value="Producción Evento Noche Amarilla" calcext:value-type="string">
            <text:p><text:s/>Producción Evento Noche Amarilla </text:p>
          </table:table-cell>
          <table:table-cell table:style-name="ce38"/>
          <table:table-cell table:style-name="ce33" office:value-type="float" office:value="81492.56" calcext:value-type="float">
            <text:p>81,493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4]+[.E84]-[.F84]" office:value-type="float" office:value="81492.56" calcext:value-type="float">
            <text:p>81,493</text:p>
          </table:table-cell>
          <table:table-cell table:style-name="ce28" office:value-type="string" office:string-value="5.1.7.20" calcext:value-type="string">
            <text:p><text:s/>5.1.7.20 </text:p>
          </table:table-cell>
          <table:table-cell table:style-name="ce37" office:value-type="string" office:string-value="Producción Evento Noche Amarilla" calcext:value-type="string">
            <text:p><text:s/>Producción Evento Noche Amarilla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4]-[.J84]" office:value-type="float" office:value="81492.56" calcext:value-type="float">
            <text:p>81,493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4" calcext:value-type="string">
            <text:p><text:s/>5.1.7.4 </text:p>
          </table:table-cell>
          <table:table-cell table:style-name="ce37" office:value-type="string" office:string-value="Stands" calcext:value-type="string">
            <text:p><text:s/>Stands </text:p>
          </table:table-cell>
          <table:table-cell table:style-name="ce38"/>
          <table:table-cell table:style-name="ce33" office:value-type="float" office:value="250" calcext:value-type="float">
            <text:p>250</text:p>
          </table:table-cell>
          <table:table-cell table:style-name="ce32" office:value-type="float" office:value="1097.5" calcext:value-type="float">
            <text:p>1,098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5]+[.E85]-[.F85]" office:value-type="float" office:value="1347.5" calcext:value-type="float">
            <text:p>1,348</text:p>
          </table:table-cell>
          <table:table-cell table:style-name="ce28" office:value-type="string" office:string-value="5.1.7.4" calcext:value-type="string">
            <text:p><text:s/>5.1.7.4 </text:p>
          </table:table-cell>
          <table:table-cell table:style-name="ce37" office:value-type="string" office:string-value="Stands" calcext:value-type="string">
            <text:p><text:s/>Stands </text:p>
          </table:table-cell>
          <table:table-cell table:style-name="ce33" office:value-type="float" office:value="141730" calcext:value-type="float">
            <text:p>141,730</text:p>
          </table:table-cell>
          <table:table-cell table:style-name="ce143" table:formula="of:=+[.G85]-[.J85]" office:value-type="float" office:value="-140382.5" calcext:value-type="float">
            <text:p>(140,383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5" calcext:value-type="string">
            <text:p><text:s/>5.1.7.5 </text:p>
          </table:table-cell>
          <table:table-cell table:style-name="ce37" office:value-type="string" office:string-value="Muebles" calcext:value-type="string">
            <text:p><text:s/>Muebles </text:p>
          </table:table-cell>
          <table:table-cell table:style-name="ce38"/>
          <table:table-cell table:style-name="ce33" office:value-type="float" office:value="438" calcext:value-type="float">
            <text:p>438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6]+[.E86]-[.F86]" office:value-type="float" office:value="438" calcext:value-type="float">
            <text:p>438</text:p>
          </table:table-cell>
          <table:table-cell table:style-name="ce28" office:value-type="string" office:string-value="5.1.7.5" calcext:value-type="string">
            <text:p><text:s/>5.1.7.5 </text:p>
          </table:table-cell>
          <table:table-cell table:style-name="ce37" office:value-type="string" office:string-value="Muebles" calcext:value-type="string">
            <text:p><text:s/>Muebles </text:p>
          </table:table-cell>
          <table:table-cell table:style-name="ce33" office:value-type="float" office:value="2886" calcext:value-type="float">
            <text:p>2,886</text:p>
          </table:table-cell>
          <table:table-cell table:style-name="ce143" table:formula="of:=+[.G86]-[.J86]" office:value-type="float" office:value="-2448" calcext:value-type="float">
            <text:p>(2,44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6" calcext:value-type="string">
            <text:p><text:s/>5.1.7.6 </text:p>
          </table:table-cell>
          <table:table-cell table:style-name="ce37" office:value-type="string" office:string-value="Servicios de Iluminación" calcext:value-type="string">
            <text:p><text:s/>Servicios de Iluminación </text:p>
          </table:table-cell>
          <table:table-cell table:style-name="ce38"/>
          <table:table-cell table:style-name="ce33" office:value-type="float" office:value="400" calcext:value-type="float">
            <text:p>4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7]+[.E87]-[.F87]" office:value-type="float" office:value="400" calcext:value-type="float">
            <text:p>400</text:p>
          </table:table-cell>
          <table:table-cell table:style-name="ce28" office:value-type="string" office:string-value="5.1.7.6" calcext:value-type="string">
            <text:p><text:s/>5.1.7.6 </text:p>
          </table:table-cell>
          <table:table-cell table:style-name="ce37" office:value-type="string" office:string-value="Servicios de Iluminación" calcext:value-type="string">
            <text:p><text:s/>Servicios de Iluminación </text:p>
          </table:table-cell>
          <table:table-cell table:style-name="ce33" office:value-type="float" office:value="259928.78" calcext:value-type="float">
            <text:p>259,929</text:p>
          </table:table-cell>
          <table:table-cell table:style-name="ce143" table:formula="of:=+[.G87]-[.J87]" office:value-type="float" office:value="-259528.78" calcext:value-type="float">
            <text:p>(259,529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7" calcext:value-type="string">
            <text:p><text:s/>5.1.7.7 </text:p>
          </table:table-cell>
          <table:table-cell table:style-name="ce37" office:value-type="string" office:string-value="Servicio de Audio" calcext:value-type="string">
            <text:p><text:s/>Servicio de Audio </text:p>
          </table:table-cell>
          <table:table-cell table:style-name="ce38"/>
          <table:table-cell table:style-name="ce33" office:value-type="float" office:value="1800" calcext:value-type="float">
            <text:p>1,80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8]+[.E88]-[.F88]" office:value-type="float" office:value="1800" calcext:value-type="float">
            <text:p>1,800</text:p>
          </table:table-cell>
          <table:table-cell table:style-name="ce28" office:value-type="string" office:string-value="5.1.7.7" calcext:value-type="string">
            <text:p><text:s/>5.1.7.7 </text:p>
          </table:table-cell>
          <table:table-cell table:style-name="ce37" office:value-type="string" office:string-value="Servicio de Audio" calcext:value-type="string">
            <text:p><text:s/>Servicio de Audio </text:p>
          </table:table-cell>
          <table:table-cell table:style-name="ce33" office:value-type="float" office:value="0" calcext:value-type="float">
            <text:p>0</text:p>
          </table:table-cell>
          <table:table-cell table:style-name="ce143" table:formula="of:=+[.G88]-[.J88]" office:value-type="float" office:value="1800" calcext:value-type="float">
            <text:p>1,80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8" calcext:value-type="string">
            <text:p><text:s/>5.1.7.8 </text:p>
          </table:table-cell>
          <table:table-cell table:style-name="ce37" office:value-type="string" office:string-value="Servicios de Video" calcext:value-type="string">
            <text:p><text:s/>Servicios de Video </text:p>
          </table:table-cell>
          <table:table-cell table:style-name="ce38"/>
          <table:table-cell table:style-name="ce33" office:value-type="float" office:value="2050" calcext:value-type="float">
            <text:p>2,05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89]+[.E89]-[.F89]" office:value-type="float" office:value="2050" calcext:value-type="float">
            <text:p>2,050</text:p>
          </table:table-cell>
          <table:table-cell table:style-name="ce28" office:value-type="string" office:string-value="5.1.7.8" calcext:value-type="string">
            <text:p><text:s/>5.1.7.8 </text:p>
          </table:table-cell>
          <table:table-cell table:style-name="ce37" office:value-type="string" office:string-value="Servicios de Video" calcext:value-type="string">
            <text:p><text:s/>Servicios de Video </text:p>
          </table:table-cell>
          <table:table-cell table:style-name="ce33" office:value-type="float" office:value="13250" calcext:value-type="float">
            <text:p>13,250</text:p>
          </table:table-cell>
          <table:table-cell table:style-name="ce143" table:formula="of:=+[.G89]-[.J89]" office:value-type="float" office:value="-11200" calcext:value-type="float">
            <text:p>(11,200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Servicio de Decoración" calcext:value-type="string">
            <text:p><text:s/>Servicio de Decoración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4251.08" calcext:value-type="float">
            <text:p>4,251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90]+[.E90]-[.F90]" office:value-type="float" office:value="4251.08" calcext:value-type="float">
            <text:p>4,251</text:p>
          </table:table-cell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Servicio de Decoración" calcext:value-type="string">
            <text:p><text:s/>Servicio de Decoración </text:p>
          </table:table-cell>
          <table:table-cell table:style-name="ce33" office:value-type="float" office:value="76382.19" calcext:value-type="float">
            <text:p>76,382</text:p>
          </table:table-cell>
          <table:table-cell table:style-name="ce143" table:formula="of:=+[.G90]-[.J90]" office:value-type="float" office:value="-72131.11" calcext:value-type="float">
            <text:p>(72,131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Amortización de Inventario" calcext:value-type="string">
            <text:p><text:s/>Amortización de Inventario </text:p>
          </table:table-cell>
          <table:table-cell table:style-name="ce38"/>
          <table:table-cell table:style-name="ce3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91]+[.E91]-[.F91]" office:value-type="float" office:value="0" calcext:value-type="float">
            <text:p>0</text:p>
          </table:table-cell>
          <table:table-cell table:style-name="ce28" office:value-type="string" office:string-value="5.1.7.9" calcext:value-type="string">
            <text:p><text:s/>5.1.7.9 </text:p>
          </table:table-cell>
          <table:table-cell table:style-name="ce37" office:value-type="string" office:string-value="Amortización de Inventario" calcext:value-type="string">
            <text:p><text:s/>Amortización de Inventario </text:p>
          </table:table-cell>
          <table:table-cell table:style-name="ce33" office:value-type="float" office:value="15808" calcext:value-type="float">
            <text:p>15,808</text:p>
          </table:table-cell>
          <table:table-cell table:style-name="ce143" table:formula="of:=+[.G91]-[.J91]" office:value-type="float" office:value="-15808" calcext:value-type="float">
            <text:p>(15,808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39"/>
          <table:table-cell table:style-name="ce40" table:number-columns-repeated="2"/>
          <table:table-cell table:style-name="ce41" table:number-columns-repeated="4"/>
          <table:table-cell table:style-name="ce39"/>
          <table:table-cell table:style-name="ce40"/>
          <table:table-cell table:style-name="ce43"/>
          <table:table-cell table:style-name="ce144"/>
          <table:table-cell table:style-name="ce5" table:number-columns-repeated="50"/>
          <table:table-cell table:number-columns-repeated="963"/>
        </table:table-row>
        <table:table-row table:style-name="ro4">
          <table:table-cell table:style-name="ce45"/>
          <table:table-cell table:style-name="ce46" office:value-type="string" office:string-value="Total" calcext:value-type="string">
            <text:p><text:s/>Total </text:p>
          </table:table-cell>
          <table:table-cell table:style-name="ce46"/>
          <table:table-cell table:style-name="ce47" table:formula="of:=SUM([.D9:.D92])" office:value-type="float" office:value="246726.45" calcext:value-type="float">
            <text:p>246,726</text:p>
          </table:table-cell>
          <table:table-cell table:style-name="ce47" table:formula="of:=SUM([.E9:.E92])" office:value-type="float" office:value="48516.86" calcext:value-type="float">
            <text:p>48,517</text:p>
          </table:table-cell>
          <table:table-cell table:style-name="ce47" table:formula="of:=SUM([.F9:.F92])" office:value-type="float" office:value="10024.39" calcext:value-type="float">
            <text:p>10,024</text:p>
          </table:table-cell>
          <table:table-cell table:style-name="ce47" table:formula="of:=SUM([.G9:.G92])" office:value-type="float" office:value="285218.92" calcext:value-type="float">
            <text:p>285,219</text:p>
          </table:table-cell>
          <table:table-cell table:style-name="ce48" table:formula="of:=SUM([.H9:.H92])" office:value-type="float" office:value="0" calcext:value-type="float">
            <text:p>- </text:p>
          </table:table-cell>
          <table:table-cell table:style-name="ce48" table:formula="of:=SUM([.I9:.I92])" office:value-type="float" office:value="0" calcext:value-type="float">
            <text:p>- </text:p>
          </table:table-cell>
          <table:table-cell table:style-name="ce47" table:formula="of:=SUM([.J9:.J92])" office:value-type="float" office:value="1087495.74" calcext:value-type="float">
            <text:p>1,087,496</text:p>
          </table:table-cell>
          <table:table-cell table:style-name="ce145" table:formula="of:=SUM([.K9:.K91])" office:value-type="float" office:value="-802276.82" calcext:value-type="float">
            <text:p>(802,277)</text:p>
          </table:table-cell>
          <table:table-cell table:style-name="ce50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/>
          <table:table-cell table:style-name="ce78" office:value-type="string" calcext:value-type="string" table:number-columns-spanned="1" table:number-rows-spanned="2">
            <text:p>Referencia</text:p>
          </table:table-cell>
          <table:table-cell table:style-name="ce55" office:value-type="string" calcext:value-type="string">
            <text:p>Saldo al</text:p>
          </table:table-cell>
          <table:table-cell table:style-name="ce56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Nota a los estados financieros:</text:p>
          </table:table-cell>
          <table:covered-table-cell table:style-name="ce6"/>
          <table:table-cell table:style-name="ce59" office:value-type="date" office:date-value="2021-12-31" calcext:value-type="date">
            <text:p>31/12/2021</text:p>
          </table:table-cell>
          <table:table-cell table:style-name="ce6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61" table:number-columns-repeated="2"/>
          <table:table-cell table:style-name="ce62" table:number-columns-repeated="2"/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Sueldos y beneficios de trabajadores (1)</text:p>
          </table:table-cell>
          <table:table-cell table:style-name="ce63"/>
          <table:table-cell table:style-name="ce116" table:formula="of:=SUM([.G10:.G45])" office:value-type="float" office:value="112137.24" calcext:value-type="float">
            <text:p>112,137</text:p>
          </table:table-cell>
          <table:table-cell table:style-name="ce116" table:formula="of:=SUM([.J10:.J45])" office:value-type="float" office:value="133966.87" calcext:value-type="float">
            <text:p>133,967</text:p>
          </table:table-cell>
          <table:table-cell/>
          <table:table-cell table:style-name="ce76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>
            <text:p>Costos de eventos propios</text:p>
          </table:table-cell>
          <table:table-cell table:style-name="ce63"/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Eventos contratados</text:p>
          </table:table-cell>
          <table:table-cell table:style-name="ce63"/>
          <table:table-cell table:style-name="ce116" table:formula="of:=SUM([.G80:.G82])+SUM([.G89:.G90])" office:value-type="float" office:value="6874.13" calcext:value-type="float">
            <text:p>6,874</text:p>
          </table:table-cell>
          <table:table-cell table:style-name="ce116" table:formula="of:=SUM([.J80:.J82])+SUM([.J89:.J90])" office:value-type="float" office:value="96583.33" calcext:value-type="float">
            <text:p>96,583</text:p>
          </table:table-cell>
          <table:table-cell table:number-columns-repeated="1019"/>
        </table:table-row>
        <table:table-row table:style-name="ro2">
          <table:table-cell/>
          <table:table-cell table:style-name="ce63" office:value-type="string" calcext:value-type="string">
            <text:p>Personal externo contratado</text:p>
          </table:table-cell>
          <table:table-cell table:style-name="ce63"/>
          <table:table-cell table:style-name="ce116" table:formula="of:=SUM([.G46:.G57])" office:value-type="float" office:value="15217.72" calcext:value-type="float">
            <text:p>15,218</text:p>
          </table:table-cell>
          <table:table-cell table:style-name="ce116" table:formula="of:=SUM([.J46:.J57])" office:value-type="float" office:value="122313.37" calcext:value-type="float">
            <text:p>122,313</text:p>
          </table:table-cell>
          <table:table-cell/>
          <table:table-cell table:style-name="ce77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>
            <text:p>Materiales de producción</text:p>
          </table:table-cell>
          <table:table-cell table:style-name="ce63"/>
          <table:table-cell table:style-name="ce116" table:formula="of:=[.G67]+[.G73]+[.G78]+[.G79]" office:value-type="float" office:value="32179.34" calcext:value-type="float">
            <text:p>32,179</text:p>
          </table:table-cell>
          <table:table-cell table:style-name="ce116" table:formula="of:=[.J67]+[.J73]+[.J78]+[.J79]" office:value-type="float" office:value="151940.94" calcext:value-type="float">
            <text:p>151,941</text:p>
          </table:table-cell>
          <table:table-cell/>
          <table:table-cell table:style-name="ce77" table:number-columns-repeated="2"/>
          <table:table-cell table:number-columns-repeated="1016"/>
        </table:table-row>
        <table:table-row table:style-name="ro2">
          <table:table-cell/>
          <table:table-cell table:style-name="ce63" office:value-type="string" calcext:value-type="string">
            <text:p>Servicio_de_iluminacion_y_stands</text:p>
          </table:table-cell>
          <table:table-cell table:style-name="ce63"/>
          <table:table-cell table:style-name="ce116" table:formula="of:=[.G85]+[.G87]" office:value-type="float" office:value="1747.5" calcext:value-type="float">
            <text:p>1,748</text:p>
          </table:table-cell>
          <table:table-cell table:style-name="ce116" table:formula="of:=[.J85]+[.J87]" office:value-type="float" office:value="401658.78" calcext:value-type="float">
            <text:p>401,659</text:p>
          </table:table-cell>
          <table:table-cell/>
          <table:table-cell table:style-name="ce77" table:number-columns-repeated="2"/>
          <table:table-cell table:number-columns-repeated="1016"/>
        </table:table-row>
        <table:table-row table:style-name="ro2">
          <table:table-cell/>
          <table:table-cell table:style-name="ce63" office:value-type="string" calcext:value-type="string">
            <text:p>Otros costos de producción y ventas</text:p>
          </table:table-cell>
          <table:table-cell table:style-name="ce63"/>
          <table:table-cell table:style-name="ce116" table:formula="of:=SUM([.G58:.G66])+SUM([.G68:.G72])+SUM([.G74:.G77])+SUM([.G83:.G88])+[.G91]-[.G85]-[.G87]" office:value-type="float" office:value="117062.99" calcext:value-type="float">
            <text:p>117,063</text:p>
          </table:table-cell>
          <table:table-cell table:style-name="ce116" table:formula="of:=SUM([.J58:.J66])+SUM([.J68:.J72])+SUM([.J74:.J77])+SUM([.J83:.J88])+[.J91]-[.J85]-[.J87]" office:value-type="float" office:value="181032.45" calcext:value-type="float">
            <text:p>181,032</text:p>
          </table:table-cell>
          <table:table-cell/>
          <table:table-cell table:style-name="ce77" table:number-columns-repeated="2"/>
          <table:table-cell table:number-columns-repeated="1016"/>
        </table:table-row>
        <table:table-row table:style-name="ro2">
          <table:table-cell/>
          <table:table-cell table:style-name="ce63" table:number-columns-repeated="2"/>
          <table:table-cell table:style-name="ce117" table:number-columns-repeated="2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Total</text:p>
          </table:table-cell>
          <table:table-cell table:style-name="ce67"/>
          <table:table-cell table:style-name="ce47" table:formula="of:=+SUM([.D98:.D105])" office:value-type="float" office:value="285218.92" calcext:value-type="float">
            <text:p>285,219</text:p>
          </table:table-cell>
          <table:table-cell table:style-name="ce47" table:formula="of:=+SUM([.E98:.E105])" office:value-type="float" office:value="1087495.74" calcext:value-type="float">
            <text:p>1,087,496</text:p>
          </table:table-cell>
          <table:table-cell table:number-columns-repeated="1019"/>
        </table:table-row>
        <table:table-row table:style-name="ro2">
          <table:table-cell/>
          <table:table-cell table:style-name="ce97" table:number-columns-repeated="2"/>
          <table:table-cell table:style-name="ce118" table:number-columns-repeated="2"/>
          <table:table-cell table:number-columns-repeated="1019"/>
        </table:table-row>
        <table:table-row table:style-name="ro2">
          <table:table-cell/>
          <table:table-cell table:style-name="ce98" office:value-type="string" calcext:value-type="string">
            <text:p>Nota a la revisión Jofre Torres</text:p>
          </table:table-cell>
          <table:table-cell table:style-name="ce98"/>
          <table:table-cell table:style-name="ce119" table:number-columns-repeated="2"/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de Cuentas</text:p>
          </table:table-cell>
          <table:table-cell table:style-name="ce99"/>
          <table:table-cell table:style-name="ce120" table:formula="of:=SUM([.G10:.G23])" office:value-type="float" office:value="64873.06" calcext:value-type="float">
            <text:p>64,873</text:p>
          </table:table-cell>
          <table:table-cell table:style-name="ce120" table:formula="of:=SUM([.J10:.J23])" office:value-type="float" office:value="79530.24" calcext:value-type="float">
            <text:p>79,530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de Diseño</text:p>
          </table:table-cell>
          <table:table-cell table:style-name="ce99"/>
          <table:table-cell table:style-name="ce120" table:formula="of:=SUM([.G24:.G35])" office:value-type="float" office:value="30532.35" calcext:value-type="float">
            <text:p>30,532</text:p>
          </table:table-cell>
          <table:table-cell table:style-name="ce120" table:formula="of:=SUM([.J24:.J35])" office:value-type="float" office:value="42009.86" calcext:value-type="float">
            <text:p>42,010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Supervisión</text:p>
          </table:table-cell>
          <table:table-cell table:style-name="ce99"/>
          <table:table-cell table:style-name="ce120" table:formula="of:=SUM([.G36:.G45])" office:value-type="float" office:value="16731.83" calcext:value-type="float">
            <text:p>16,732</text:p>
          </table:table-cell>
          <table:table-cell table:style-name="ce120" table:formula="of:=SUM([.J36:.J45])" office:value-type="float" office:value="12426.77" calcext:value-type="float">
            <text:p>12,427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Personal Externo</text:p>
          </table:table-cell>
          <table:table-cell table:style-name="ce99"/>
          <table:table-cell table:style-name="ce120" table:formula="of:=SUM([.G46:.G57])" office:value-type="float" office:value="15217.72" calcext:value-type="float">
            <text:p>15,218</text:p>
          </table:table-cell>
          <table:table-cell table:style-name="ce120" table:formula="of:=SUM([.J46:.J57])" office:value-type="float" office:value="122313.37" calcext:value-type="float">
            <text:p>122,313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Logística</text:p>
          </table:table-cell>
          <table:table-cell table:style-name="ce99"/>
          <table:table-cell table:style-name="ce120" table:formula="of:=SUM([.G58:.G65])" office:value-type="float" office:value="13816.54" calcext:value-type="float">
            <text:p>13,817</text:p>
          </table:table-cell>
          <table:table-cell table:style-name="ce120" table:formula="of:=SUM([.J58:.J65])" office:value-type="float" office:value="133967.88" calcext:value-type="float">
            <text:p>133,968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 de Diseño</text:p>
          </table:table-cell>
          <table:table-cell table:style-name="ce99"/>
          <table:table-cell table:style-name="ce120" table:formula="of:=SUM([.G66:.G71])" office:value-type="float" office:value="4082.29" calcext:value-type="float">
            <text:p>4,082</text:p>
          </table:table-cell>
          <table:table-cell table:style-name="ce120" table:formula="of:=SUM([.J66:.J71])" office:value-type="float" office:value="1478" calcext:value-type="float">
            <text:p>1,478</text:p>
          </table:table-cell>
          <table:table-cell table:number-columns-repeated="1019"/>
        </table:table-row>
        <table:table-row table:style-name="ro2">
          <table:table-cell/>
          <table:table-cell table:style-name="ce99" office:value-type="string" calcext:value-type="string">
            <text:p>Costos Directos de Producción</text:p>
          </table:table-cell>
          <table:table-cell table:style-name="ce99"/>
          <table:table-cell table:style-name="ce120" table:formula="of:=SUM([.G72:.G92])" office:value-type="float" office:value="139965.13" calcext:value-type="float">
            <text:p>139,965</text:p>
          </table:table-cell>
          <table:table-cell table:style-name="ce120" table:formula="of:=SUM([.J72:.J92])" office:value-type="float" office:value="695769.62" calcext:value-type="float">
            <text:p>695,770</text:p>
          </table:table-cell>
          <table:table-cell table:number-columns-repeated="1019"/>
        </table:table-row>
        <table:table-row table:style-name="ro2">
          <table:table-cell/>
          <table:table-cell table:style-name="ce100" table:number-columns-repeated="2"/>
          <table:table-cell table:style-name="ce41" table:number-columns-repeated="2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Total</text:p>
          </table:table-cell>
          <table:table-cell table:style-name="ce106"/>
          <table:table-cell table:style-name="ce47" table:formula="of:=SUM([.D108:.D116])" office:value-type="float" office:value="285218.92" calcext:value-type="float">
            <text:p>285,219</text:p>
          </table:table-cell>
          <table:table-cell table:style-name="ce47" table:formula="of:=SUM([.E108:.E116])" office:value-type="float" office:value="1087495.74" calcext:value-type="float">
            <text:p>1,087,49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Fuente:</text:p>
          </table:table-cell>
          <table:table-cell table:style-name="ce69" table:number-columns-repeated="9"/>
          <table:table-cell table:style-name="ce70"/>
          <table:table-cell table:number-columns-repeated="1013"/>
        </table:table-row>
        <table:table-row table:style-name="ro2">
          <table:table-cell table:style-name="ce71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1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1"/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3" office:value-type="string" calcext:value-type="string">
            <text:p>Trabajo realizado: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 table:number-rows-repeated="3">
          <table:table-cell table:style-name="ce71"/>
          <table:table-cell table:number-columns-repeated="9"/>
          <table:table-cell table:style-name="ce72"/>
          <table:table-cell table:number-columns-repeated="1013"/>
        </table:table-row>
        <table:table-row table:style-name="ro2">
          <table:table-cell table:style-name="ce73" office:value-type="string" calcext:value-type="string">
            <text:p>Conclusiones:</text:p>
          </table:table-cell>
          <table:table-cell table:number-columns-repeated="9"/>
          <table:table-cell table:style-name="ce72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72"/>
          <table:table-cell table:number-columns-repeated="1013"/>
        </table:table-row>
        <table:table-row table:style-name="ro2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Arial21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2P0" style:volatile="true">
      <style:text-properties fo:color="#0000ff"/>
      <number:number number:decimal-places="0" loext:min-decimal-places="0" number:min-integer-digits="1" number:grouping="true"/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41:11.959340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21T11:12:08.696186983</dc:date>
    <meta:editing-cycles>11</meta:editing-cycles>
    <meta:editing-duration>PT2H11S</meta:editing-duration>
    <meta:document-statistic meta:table-count="1" meta:cell-count="810" meta:object-count="0"/>
  </office:meta>
</office:document-meta>
</file>